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8080" draw:textarea-horizontal-align="justify" draw:textarea-vertical-align="middle" draw:auto-grow-height="false" fo:min-height="1.646cm" fo:min-width="2.976cm"/>
    </style:style>
    <style:style style:name="gr2" style:family="graphic" style:parent-style-name="standard">
      <style:graphic-properties draw:fill-color="#ff8080" draw:textarea-horizontal-align="justify" draw:textarea-vertical-align="middle" draw:auto-grow-height="false" fo:min-height="1.646cm" fo:min-width="2.776cm"/>
    </style:style>
    <style:style style:name="gr3" style:family="graphic" style:parent-style-name="standard">
      <style:graphic-properties draw:fill-color="#ff8080" draw:textarea-horizontal-align="justify" draw:textarea-vertical-align="middle" draw:auto-grow-height="false" fo:min-height="1.646cm" fo:min-width="1.996cm"/>
    </style:style>
    <style:style style:name="gr4" style:family="graphic" style:parent-style-name="standard">
      <style:graphic-properties draw:fill-color="#ff8080" draw:textarea-horizontal-align="justify" draw:textarea-vertical-align="middle" draw:auto-grow-height="false" fo:min-height="1.646cm" fo:min-width="2.996cm"/>
    </style:style>
    <style:style style:name="gr5" style:family="graphic" style:parent-style-name="standard">
      <style:graphic-properties draw:fill-color="#ff8080" draw:textarea-horizontal-align="justify" draw:textarea-vertical-align="middle" draw:auto-grow-height="false" fo:min-height="1.646cm" fo:min-width="2.476cm"/>
    </style:style>
    <style:style style:name="gr6" style:family="graphic" style:parent-style-name="standard">
      <style:graphic-properties draw:fill-color="#ff8080" draw:textarea-horizontal-align="justify" draw:textarea-vertical-align="middle" draw:auto-grow-height="false" fo:min-height="1.646cm" fo:min-width="3.496cm"/>
    </style:style>
    <style:style style:name="gr7" style:family="graphic" style:parent-style-name="standard">
      <style:graphic-properties draw:fill-color="#ff8080" draw:textarea-horizontal-align="justify" draw:textarea-vertical-align="middle" draw:auto-grow-height="false" fo:min-height="1.646cm" fo:min-width="3.476cm"/>
    </style:style>
    <style:style style:name="gr8" style:family="graphic" style:parent-style-name="standard">
      <style:graphic-properties draw:fill-color="#ff8080" draw:textarea-horizontal-align="justify" draw:textarea-vertical-align="middle" draw:auto-grow-height="false" fo:min-height="1.646cm" fo:min-width="3.096cm"/>
    </style:style>
    <style:style style:name="gr9" style:family="graphic" style:parent-style-name="standard">
      <style:graphic-properties draw:fill-color="#ff8080" draw:textarea-horizontal-align="justify" draw:textarea-vertical-align="middle" draw:auto-grow-height="false" fo:min-height="1.646cm" fo:min-width="2.676cm"/>
    </style:style>
    <style:style style:name="gr10" style:family="graphic" style:parent-style-name="standard">
      <style:graphic-properties draw:fill-color="#ff8080" draw:textarea-horizontal-align="justify" draw:textarea-vertical-align="middle" draw:auto-grow-height="false" fo:min-height="1.646cm" fo:min-width="3.176cm"/>
    </style:style>
    <style:style style:name="gr11" style:family="graphic" style:parent-style-name="standard">
      <style:graphic-properties draw:fill-color="#ff8080" draw:textarea-horizontal-align="justify" draw:textarea-vertical-align="middle" draw:auto-grow-height="false" fo:min-height="1.125cm" fo:min-width="2.601cm"/>
    </style:style>
    <style:style style:name="gr12" style:family="graphic" style:parent-style-name="standard">
      <style:graphic-properties draw:fill-color="#ff8080" draw:textarea-horizontal-align="justify" draw:textarea-vertical-align="middle" draw:auto-grow-height="false" fo:min-height="1.646cm" fo:min-width="2.896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fill-color="#9966cc" draw:textarea-horizontal-align="justify" draw:textarea-vertical-align="middle" draw:auto-grow-height="false" fo:min-height="1.125cm" fo:min-width="2.101cm"/>
    </style:style>
    <style:style style:name="gr15" style:family="graphic" style:parent-style-name="standard">
      <style:graphic-properties svg:stroke-width="0.018cm" svg:stroke-color="#3465a4" draw:marker-start-width="0.227cm" draw:marker-end-width="0.227cm" draw:fill-color="#ffcc00" draw:textarea-horizontal-align="justify" draw:textarea-vertical-align="middle" draw:auto-grow-height="false" fo:min-height="1.628cm" fo:min-width="1.958cm" fo:padding-top="0.134cm" fo:padding-bottom="0.134cm" fo:padding-left="0.259cm" fo:padding-right="0.259cm"/>
    </style:style>
    <style:style style:name="gr16" style:family="graphic" style:parent-style-name="standard">
      <style:graphic-properties svg:stroke-width="0.018cm" svg:stroke-color="#3465a4" draw:marker-start-width="0.227cm" draw:marker-end-width="0.227cm" draw:fill-color="#ffcc00" draw:textarea-horizontal-align="justify" draw:textarea-vertical-align="middle" draw:auto-grow-height="false" fo:min-height="1.628cm" fo:min-width="2.757cm" fo:padding-top="0.134cm" fo:padding-bottom="0.134cm" fo:padding-left="0.259cm" fo:padding-right="0.259cm"/>
    </style:style>
    <style:style style:name="gr17" style:family="graphic" style:parent-style-name="standard">
      <style:graphic-properties draw:fill-color="#9966cc" draw:textarea-horizontal-align="justify" draw:textarea-vertical-align="middle" draw:auto-grow-height="false" fo:min-height="1.646cm" fo:min-width="2.896cm"/>
    </style:style>
    <style:style style:name="gr18" style:family="graphic" style:parent-style-name="standard">
      <style:graphic-properties draw:fill-color="#ffcc00" draw:textarea-horizontal-align="justify" draw:textarea-vertical-align="middle" draw:auto-grow-height="false" fo:min-height="1.646cm" fo:min-width="2.896cm"/>
    </style:style>
    <style:style style:name="P1" style:family="paragraph">
      <style:paragraph-properties fo:text-align="center"/>
    </style:style>
    <style:style style:name="P2" style:family="paragraph">
      <loext:graphic-properties draw:fill-color="#ff808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9966cc"/>
      <style:paragraph-properties fo:text-align="center"/>
    </style:style>
    <style:style style:name="P5" style:family="paragraph">
      <loext:graphic-properties draw:fill-color="#ffcc00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3.68cm" svg:height="2.1cm" svg:x="20.22cm" svg:y="5.3cm">
          <text:p text:style-name="P1"><text:span text:style-name="T1">Mediator</text:span></text:p>
          <text:p text:style-name="P1"><text:span text:style-name="T2">"developerMediator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3.48cm" svg:height="2.1cm" svg:x="24.42cm" svg:y="5.3cm">
          <text:p text:style-name="P1"><text:span text:style-name="T1">Developer-</text:span></text:p>
          <text:p text:style-name="P1"><text:span text:style-name="T1">Manager</text:span></text:p>
          <text:p text:style-name="P1"><text:span text:style-name="T2">"developer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5" draw:id="id15" draw:layer="layout" svg:width="2.7cm" svg:height="2.1cm" svg:x="20.7cm" svg:y="9.3cm">
          <text:p text:style-name="P1"><text:span text:style-name="T1">Filters-</text:span></text:p>
          <text:p text:style-name="P1"><text:span text:style-name="T1">Manager</text:span></text:p>
          <text:p text:style-name="P1"><text:span text:style-name="T2">"filters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7" draw:id="id7" draw:layer="layout" svg:width="3.7cm" svg:height="2.1cm" svg:x="12.3cm" svg:y="9.3cm">
          <text:p text:style-name="P1"><text:span text:style-name="T1">ManualExecu-</text:span></text:p>
          <text:p text:style-name="P1"><text:span text:style-name="T1">tionManager</text:span></text:p>
          <text:p text:style-name="P1"><text:span text:style-name="T2">"manuealExeuction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0" draw:id="id10" draw:layer="layout" svg:width="3.18cm" svg:height="2.1cm" svg:x="6.52cm" svg:y="12.4cm">
          <text:p text:style-name="P1"><text:span text:style-name="T1">Generators-</text:span></text:p>
          <text:p text:style-name="P1"><text:span text:style-name="T1">Manager</text:span></text:p>
          <text:p text:style-name="P1"><text:span text:style-name="T2">"generators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4" draw:id="id14" draw:layer="layout" svg:width="4.2cm" svg:height="2.1cm" svg:x="18.4cm" svg:y="12.4cm">
          <text:p text:style-name="P1"><text:span text:style-name="T1">EventDriven-</text:span></text:p>
          <text:p text:style-name="P1"><text:span text:style-name="T1">TasksManager</text:span></text:p>
          <text:p text:style-name="P1"><text:span text:style-name="T2">"eventDrivenTasks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3" draw:id="id13" draw:layer="layout" svg:width="3.7cm" svg:height="2.1cm" svg:x="8.3cm" svg:y="9.3cm">
          <text:p text:style-name="P1"><text:span text:style-name="T1">BondedTasks-</text:span></text:p>
          <text:p text:style-name="P1"><text:span text:style-name="T1">Manager</text:span></text:p>
          <text:p text:style-name="P1"><text:span text:style-name="T2">"bondedTasks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6" draw:id="id6" draw:layer="layout" svg:width="4.18cm" svg:height="2.1cm" svg:x="16.22cm" svg:y="9.4cm">
          <text:p text:style-name="P1"><text:span text:style-name="T1">GeneratorCon-</text:span></text:p>
          <text:p text:style-name="P1"><text:span text:style-name="T1">nectionManager</text:span></text:p>
          <text:p text:style-name="P1"><text:span text:style-name="T2">"generatorConnection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8" draw:id="id8" draw:layer="layout" svg:width="3.8cm" svg:height="2.1cm" svg:x="14.2cm" svg:y="12.3cm">
          <text:p text:style-name="P1"><text:span text:style-name="T1">ModelRelease-</text:span></text:p>
          <text:p text:style-name="P1"><text:span text:style-name="T1">Manager</text:span></text:p>
          <text:p text:style-name="P1"><text:span text:style-name="T2">"modelRelease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11" draw:id="id11" draw:layer="layout" svg:width="3.38cm" svg:height="2.1cm" svg:x="4.6cm" svg:y="9.3cm">
          <text:p text:style-name="P1"><text:span text:style-name="T1">TimedTasks-</text:span></text:p>
          <text:p text:style-name="P1"><text:span text:style-name="T1">Manager</text:span></text:p>
          <text:p text:style-name="P1"><text:span text:style-name="T2">"timedTasks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12" draw:id="id12" draw:layer="layout" svg:width="3.88cm" svg:height="2.1cm" svg:x="10.2cm" svg:y="12.4cm">
          <text:p text:style-name="P1"><text:span text:style-name="T1">GeneratorRe-</text:span></text:p>
          <text:p text:style-name="P1"><text:span text:style-name="T1">questManager</text:span></text:p>
          <text:p text:style-name="P1"><text:span text:style-name="T2">"generatorRequest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5" draw:id="id5" draw:layer="layout" svg:width="3.1cm" svg:height="2.2cm" svg:x="1.2cm" svg:y="9.3cm">
          <text:p text:style-name="P1"><text:span text:style-name="T1">WorkQueue</text:span></text:p>
          <text:p text:style-name="P1"><text:span text:style-name="T2">"workQueue"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9" draw:id="id9" draw:layer="layout" svg:width="3.48cm" svg:height="2.1cm" svg:x="2.7cm" svg:y="12.3cm">
          <text:p text:style-name="P1"><text:span text:style-name="T1">ChangeFeed</text:span></text:p>
          <text:p text:style-name="P1"><text:span text:style-name="T2">&lt;random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1" draw:id="id1" draw:layer="layout" svg:width="3.6cm" svg:height="2.1cm" svg:x="22.1cm" svg:y="1.3cm">
          <text:p text:style-name="P1"><text:span text:style-name="T1">ActorSystem</text:span></text:p>
          <text:p text:style-name="P1"><text:span text:style-name="T2">"ClusterSystem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3" draw:layer="layout" draw:line-skew="-0.151cm" svg:x1="23.9cm" svg:y1="3.4cm" svg:x2="26.16cm" svg:y2="5.3cm" draw:start-shape="id1" draw:start-glue-point="2" draw:end-shape="id2" svg:d="M23900 3400v800h2260v1100" svg:viewBox="0 0 2261 1901">
          <text:p/>
        </draw:connector>
        <draw:connector draw:style-name="gr13" draw:text-style-name="P3" draw:layer="layout" draw:line-skew="-0.151cm" svg:x1="23.9cm" svg:y1="3.4cm" svg:x2="22.06cm" svg:y2="5.3cm" draw:start-shape="id1" draw:start-glue-point="2" draw:end-shape="id3" draw:end-glue-point="0" svg:d="M23900 3400v800h-1840v1100" svg:viewBox="0 0 1841 1901">
          <text:p/>
        </draw:connector>
        <draw:connector draw:style-name="gr13" draw:text-style-name="P3" draw:layer="layout" svg:x1="26.16cm" svg:y1="7.4cm" svg:x2="26.16cm" svg:y2="9.3cm" draw:start-shape="id2" draw:start-glue-point="2" draw:end-shape="id4" draw:end-glue-point="0" svg:d="M26160 7400v1900" svg:viewBox="0 0 1 1901">
          <text:p/>
        </draw:connector>
        <draw:custom-shape draw:style-name="gr1" draw:text-style-name="P2" xml:id="id4" draw:id="id4" draw:layer="layout" svg:width="3.68cm" svg:height="2.1cm" svg:x="24.32cm" svg:y="9.3cm">
          <text:p text:style-name="P1"><text:span text:style-name="T1">ChangeFeed</text:span></text:p>
          <text:p text:style-name="P1"><text:span text:style-name="T1">"changeFeed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3" draw:layer="layout" svg:x1="22.06cm" svg:y1="7.4cm" svg:x2="2.75cm" svg:y2="9.3cm" draw:start-shape="id3" draw:start-glue-point="2" draw:end-shape="id5" svg:d="M22060 7400v951h-19310v949" svg:viewBox="0 0 19311 1901">
          <text:p/>
        </draw:connector>
        <draw:connector draw:style-name="gr13" draw:text-style-name="P3" draw:layer="layout" draw:line-skew="-0.051cm" svg:x1="22.06cm" svg:y1="7.4cm" svg:x2="18.31cm" svg:y2="9.4cm" draw:start-shape="id3" draw:start-glue-point="2" draw:end-shape="id6" svg:d="M22060 7400v950h-3750v1050" svg:viewBox="0 0 3751 2001">
          <text:p/>
        </draw:connector>
        <draw:connector draw:style-name="gr13" draw:text-style-name="P3" draw:layer="layout" svg:x1="22.06cm" svg:y1="7.4cm" svg:x2="14.15cm" svg:y2="9.3cm" draw:start-shape="id3" draw:start-glue-point="2" draw:end-shape="id7" svg:d="M22060 7400v951h-7910v949" svg:viewBox="0 0 7911 1901">
          <text:p/>
        </draw:connector>
        <draw:connector draw:style-name="gr13" draw:text-style-name="P3" draw:layer="layout" draw:line-skew="-1.501cm" svg:x1="22.06cm" svg:y1="7.4cm" svg:x2="16.1cm" svg:y2="12.3cm" draw:start-shape="id3" draw:start-glue-point="2" draw:end-shape="id8" svg:d="M22060 7400v950h-5960v3950" svg:viewBox="0 0 5961 4901">
          <text:p/>
        </draw:connector>
        <draw:connector draw:style-name="gr13" draw:text-style-name="P3" draw:layer="layout" draw:line-skew="-1.501cm" svg:x1="22.06cm" svg:y1="7.4cm" svg:x2="4.44cm" svg:y2="12.3cm" draw:start-shape="id3" draw:start-glue-point="2" draw:end-shape="id9" svg:d="M22060 7400v950h-17620v3950" svg:viewBox="0 0 17621 4901">
          <text:p/>
        </draw:connector>
        <draw:connector draw:style-name="gr13" draw:text-style-name="P3" draw:layer="layout" draw:line-skew="-1.551cm" svg:x1="22.06cm" svg:y1="7.4cm" svg:x2="8.11cm" svg:y2="12.4cm" draw:start-shape="id3" draw:start-glue-point="2" draw:end-shape="id10" svg:d="M22060 7400v950h-13950v4050" svg:viewBox="0 0 13951 5001">
          <text:p/>
        </draw:connector>
        <draw:connector draw:style-name="gr13" draw:text-style-name="P3" draw:layer="layout" svg:x1="22.06cm" svg:y1="7.4cm" svg:x2="6.29cm" svg:y2="9.3cm" draw:start-shape="id3" draw:start-glue-point="2" draw:end-shape="id11" svg:d="M22060 7400v951h-15770v949" svg:viewBox="0 0 15771 1901">
          <text:p/>
        </draw:connector>
        <draw:connector draw:style-name="gr13" draw:text-style-name="P3" draw:layer="layout" draw:line-skew="-1.551cm" svg:x1="22.06cm" svg:y1="7.4cm" svg:x2="12.14cm" svg:y2="12.4cm" draw:start-shape="id3" draw:start-glue-point="2" draw:end-shape="id12" svg:d="M22060 7400v950h-9920v4050" svg:viewBox="0 0 9921 5001">
          <text:p/>
        </draw:connector>
        <draw:connector draw:style-name="gr13" draw:text-style-name="P3" draw:layer="layout" svg:x1="22.06cm" svg:y1="7.4cm" svg:x2="10.15cm" svg:y2="9.3cm" draw:start-shape="id3" draw:start-glue-point="2" draw:end-shape="id13" svg:d="M22060 7400v951h-11910v949" svg:viewBox="0 0 11911 1901">
          <text:p/>
        </draw:connector>
        <draw:connector draw:style-name="gr13" draw:text-style-name="P3" draw:layer="layout" draw:line-skew="-1.551cm" svg:x1="22.06cm" svg:y1="7.4cm" svg:x2="20.5cm" svg:y2="12.4cm" draw:start-shape="id3" draw:start-glue-point="2" draw:end-shape="id14" svg:d="M22060 7400v950h-1560v4050" svg:viewBox="0 0 1561 5001">
          <text:p/>
        </draw:connector>
        <draw:connector draw:style-name="gr13" draw:text-style-name="P3" draw:layer="layout" svg:x1="22.06cm" svg:y1="7.4cm" svg:x2="22.05cm" svg:y2="9.3cm" draw:start-shape="id3" draw:end-shape="id15" draw:end-glue-point="0" svg:d="M22060 7400v951h-10v949" svg:viewBox="0 0 11 1901">
          <text:p/>
        </draw:connector>
        <draw:custom-shape draw:style-name="gr14" draw:text-style-name="P4" xml:id="id17" draw:id="id17" draw:layer="layout" svg:width="2.6cm" svg:height="2.2cm" svg:x="14cm" svg:y="5.2cm">
          <text:p text:style-name="P1"><text:span text:style-name="T1">Master</text:span></text:p>
          <text:p text:style-name="P1"><text:span text:style-name="T2">"master"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5" xml:id="id19" draw:id="id19" draw:layer="layout" svg:width="2.68cm" svg:height="2.1cm" svg:x="7.32cm" svg:y="5.2cm">
          <text:p text:style-name="P1"><text:span text:style-name="T1">Worker</text:span></text:p>
          <text:p text:style-name="P1"><text:span text:style-name="T2">"worker-1"</text:span></text:p>
          <text:p text:style-name="P1"><text:span text:style-name="T2">"worker-2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xml:id="id20" draw:id="id20" draw:layer="layout" svg:width="3.479cm" svg:height="2.1cm" svg:x="3.621cm" svg:y="5.2cm">
          <text:p text:style-name="P1"><text:span text:style-name="T1">DockerWork-</text:span></text:p>
          <text:p text:style-name="P1"><text:span text:style-name="T1">Executor</text:span></text:p>
          <text:p text:style-name="P1"><text:span text:style-name="T2">"worker-1"</text:span></text:p>
          <text:p text:style-name="P1"><text:span text:style-name="T2">"worker-2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xml:id="id16" draw:id="id16" draw:layer="layout" svg:width="3.6cm" svg:height="2.1cm" svg:x="13.501cm" svg:y="1.301cm">
          <text:p text:style-name="P1"><text:span text:style-name="T1">ActorSystem</text:span></text:p>
          <text:p text:style-name="P1"><text:span text:style-name="T2">"ClusterSystem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xml:id="id18" draw:id="id18" draw:layer="layout" svg:width="3.6cm" svg:height="2.1cm" svg:x="5.3cm" svg:y="1.3cm">
          <text:p text:style-name="P1"><text:span text:style-name="T1">ActorSystem</text:span></text:p>
          <text:p text:style-name="P1"><text:span text:style-name="T2">"ClusterSystem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3" draw:layer="layout" svg:x1="15.301cm" svg:y1="3.401cm" svg:x2="15.3cm" svg:y2="5.2cm" draw:start-shape="id16" draw:start-glue-point="2" draw:end-shape="id17" svg:d="M15301 3401v900h-1v899" svg:viewBox="0 0 2 1800">
          <text:p/>
        </draw:connector>
        <draw:connector draw:style-name="gr13" draw:text-style-name="P3" draw:layer="layout" svg:x1="7.1cm" svg:y1="3.4cm" svg:x2="8.66cm" svg:y2="5.2cm" draw:start-shape="id18" draw:start-glue-point="2" draw:end-shape="id19" svg:d="M7100 3400v896h1560v904" svg:viewBox="0 0 1561 1801">
          <text:p/>
        </draw:connector>
        <draw:connector draw:style-name="gr13" draw:text-style-name="P3" draw:layer="layout" svg:x1="7.1cm" svg:y1="3.4cm" svg:x2="5.36cm" svg:y2="5.2cm" draw:start-shape="id18" draw:start-glue-point="2" draw:end-shape="id20" svg:d="M7100 3400v896h-1740v904" svg:viewBox="0 0 1741 1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7T17:59:15.483700840</meta:creation-date>
    <dc:date>2018-03-01T11:13:50.004855517</dc:date>
    <meta:editing-duration>PT6H48M41S</meta:editing-duration>
    <meta:editing-cycles>16</meta:editing-cycles>
    <meta:generator>LibreOffice/5.1.6.2$Linux_X86_64 LibreOffice_project/10m0$Build-2</meta:generator>
    <meta:document-statistic meta:object-count="37"/>
  </office:meta>
</office:document-meta>
</file>